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6pt" fo:language="fr" fo:country="FR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style:use-window-font-color="true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 style:data-style-name="N60"/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Projet pluridisciplinaire</text:p>
          </table:table-cell>
          <table:table-cell table:number-columns-repeated="5"/>
        </table:table-row>
        <table:table-row table:style-name="ro2">
          <table:table-cell office:value-type="string">
            <text:p>Données du problème mécanique et étude du point de fonctionnement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table:style-name="ce2" office:value-type="string">
            <text:p>Données objet lévitant :</text:p>
          </table:table-cell>
          <table:table-cell table:number-columns-repeated="5"/>
        </table:table-row>
        <table:table-row table:style-name="ro2">
          <table:table-cell office:value-type="string">
            <text:p>Paimant(g)=</text:p>
          </table:table-cell>
          <table:table-cell office:value-type="float" office:value="89.7">
            <text:p>89,7</text:p>
          </table:table-cell>
          <table:table-cell table:number-columns-repeated="2"/>
          <table:table-cell>
            <draw:frame table:end-cell-address="Feuille1.L25" table:end-x="0.8705in" table:end-y="0.0697in" draw:z-index="0" draw:style-name="gr1" svg:width="6.2083in" svg:height="3.5091in" svg:x="0.8854in" svg:y="0.1701in">
              <draw:object draw:notify-on-update-of-ranges="Feuille1.B31:Feuille1.D31 Feuille1.A32:Feuille1.A32 Feuille1.B32:Feuille1.D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3">
          <table:table-cell office:value-type="string">
            <text:p>Plest(g) =</text:p>
          </table:table-cell>
          <table:table-cell office:value-type="float" office:value="51.7">
            <text:p>51,7</text:p>
          </table:table-cell>
          <table:table-cell table:number-columns-repeated="4"/>
        </table:table-row>
        <table:table-row table:style-name="ro3">
          <table:table-cell office:value-type="string">
            <text:p>Pol(g) =</text:p>
          </table:table-cell>
          <table:table-cell table:style-name="ce3" table:formula="of:=[.B5] + [.B6]" office:value-type="float" office:value="141.4">
            <text:p>141,4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style-name="ce2" office:value-type="string">
            <text:p>Données bobine :</text:p>
          </table:table-cell>
          <table:table-cell table:number-columns-repeated="5"/>
        </table:table-row>
        <table:table-row table:style-name="ro3">
          <table:table-cell office:value-type="string">
            <text:p>Dbobine(mm) = 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2">
          <table:table-cell office:value-type="string">
            <text:p>Lbobine(mm) =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string">
            <text:p>Snoyau (m²) =</text:p>
          </table:table-cell>
          <table:table-cell table:style-name="ce4" table:formula="of:= PI()*([.B10]*0.001/2)^2" office:value-type="float" office:value="0.000962112750161874">
            <text:p>0,0009621128</text:p>
          </table:table-cell>
          <table:table-cell table:number-columns-repeated="4"/>
        </table:table-row>
        <table:table-row table:style-name="ro2">
          <table:table-cell office:value-type="string">
            <text:p>Nspires =</text:p>
          </table:table-cell>
          <table:table-cell office:value-type="float" office:value="432">
            <text:p>432</text:p>
          </table:table-cell>
          <table:table-cell table:number-columns-repeated="4"/>
        </table:table-row>
        <table:table-row table:style-name="ro3">
          <table:table-cell office:value-type="string">
            <text:p>Dspires(mm) =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3">
          <table:table-cell office:value-type="string">
            <text:p>µ0 =</text:p>
          </table:table-cell>
          <table:table-cell table:formula="of:=4*PI()*0.0000001" office:value-type="float" office:value="0.00000125663706143592">
            <text:p>1,25663706143592E-006</text:p>
          </table:table-cell>
          <table:table-cell table:number-columns-repeated="4"/>
        </table:table-row>
        <table:table-row table:style-name="ro2">
          <table:table-cell office:value-type="string">
            <text:p>µr =</text:p>
          </table:table-cell>
          <table:table-cell office:value-type="float" office:value="7000">
            <text:p>7000</text:p>
          </table:table-cell>
          <table:table-cell table:number-columns-repeated="4"/>
        </table:table-row>
        <table:table-row table:style-name="ro3">
          <table:table-cell office:value-type="string">
            <text:p>Inductance(H)</text:p>
          </table:table-cell>
          <table:table-cell table:style-name="ce4" table:formula="of:=([.B15]*[.B16]*([.B13]^2)*[.B12])/([.B11]*0.001)" office:value-type="float" office:value="26.3238930312447">
            <text:p>26,3238930312</text:p>
          </table:table-cell>
          <table:table-cell table:style-name="ce7" office:value-type="string">
            <text:p>à revoir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@ 50 Hz (régime continu)</text:p>
          </table:table-cell>
          <table:table-cell table:number-columns-repeated="5"/>
        </table:table-row>
        <table:table-row table:style-name="ro2">
          <table:table-cell office:value-type="string">
            <text:p>Lbob(H) =</text:p>
          </table:table-cell>
          <table:table-cell table:style-name="ce5" office:value-type="float" office:value="0.01488">
            <text:p>1,49E-002</text:p>
          </table:table-cell>
          <table:table-cell table:number-columns-repeated="4"/>
        </table:table-row>
        <table:table-row table:style-name="ro2">
          <table:table-cell office:value-type="string">
            <text:p>Rbob(Ohms) = </text:p>
          </table:table-cell>
          <table:table-cell office:value-type="float" office:value="2.24">
            <text:p>2,24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style-name="ce2" office:value-type="string">
            <text:p>Calibration bobine :</text:p>
          </table:table-cell>
          <table:table-cell table:number-columns-repeated="5"/>
        </table:table-row>
        <table:table-row table:style-name="ro3">
          <table:table-cell office:value-type="string">
            <text:p>Pour obtenir la lévitation de l'aimant (sans lest) :</text:p>
          </table:table-cell>
          <table:table-cell table:number-columns-repeated="5"/>
        </table:table-row>
        <table:table-row table:style-name="ro3">
          <table:table-cell office:value-type="string">
            <text:p>Poids(g) =</text:p>
          </table:table-cell>
          <table:table-cell table:formula="of:=[.B5]" office:value-type="float" office:value="89.7">
            <text:p>89,7</text:p>
          </table:table-cell>
          <table:table-cell table:number-columns-repeated="4"/>
        </table:table-row>
        <table:table-row table:style-name="ro2">
          <table:table-cell office:value-type="string">
            <text:p>Dist(mm) =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2">
          <table:table-cell office:value-type="string">
            <text:p>Imes(A) =</text:p>
          </table:table-cell>
          <table:table-cell office:value-type="float" office:value="1.28">
            <text:p>1,28</text:p>
          </table:table-cell>
          <table:table-cell table:number-columns-repeated="4"/>
        </table:table-row>
        <table:table-row table:style-name="ro2">
          <table:table-cell office:value-type="string">
            <text:p>Ubob(V) =</text:p>
          </table:table-cell>
          <table:table-cell table:style-name="ce4" table:formula="of:= [.B21]*[.B27]" office:value-type="float" office:value="2.8672">
            <text:p>2,8672</text:p>
          </table:table-cell>
          <table:table-cell table:number-columns-repeated="4"/>
        </table:table-row>
        <table:table-row table:style-name="ro3">
          <table:table-cell table:number-columns-repeated="5"/>
          <table:table-cell>
            <draw:frame table:end-cell-address="Feuille1.P52" table:end-x="0.8713in" table:end-y="0.1291in" draw:z-index="1" draw:style-name="gr1" svg:width="8.8791in" svg:height="4.1421in" svg:x="0.8827in" svg:y="0.1146in">
              <draw:object draw:notify-on-update-of-ranges="Feuille1.B40:Feuille1.D40 Feuille1.E41:Feuille1.E41 Feuille1.B41:Feuille1.D41 Feuille1.B40:Feuille1.D40 Feuille1.E42:Feuille1.E42 Feuille1.B42:Feuille1.D42 Feuille1.B40:Feuille1.D40 Feuille1.E43:Feuille1.E43 Feuille1.B43:Feuille1.D43 Feuille1.B40:Feuille1.D40 Feuille1.E44:Feuille1.E44 Feuille1.B44:Feuille1.D4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office:value-type="string">
            <text:p>Autres mesures autour du point de fonctionnement :</text:p>
          </table:table-cell>
          <table:table-cell table:number-columns-repeated="5"/>
        </table:table-row>
        <table:table-row table:style-name="ro2">
          <table:table-cell office:value-type="string">
            <text:p>Dist(mm) =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Imes(A) =</text:p>
          </table:table-cell>
          <table:table-cell office:value-type="float" office:value="1.21">
            <text:p>1,21</text:p>
          </table:table-cell>
          <table:table-cell office:value-type="float" office:value="1.48">
            <text:p>1,48</text:p>
          </table:table-cell>
          <table:table-cell office:value-type="float" office:value="1.8">
            <text:p>1,8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Par approximation linéaire, on a :</text:p>
          </table:table-cell>
          <table:table-cell table:number-columns-repeated="5"/>
        </table:table-row>
        <table:table-row table:style-name="ro3">
          <table:table-cell office:value-type="string">
            <text:p>R² =</text:p>
          </table:table-cell>
          <table:table-cell office:value-type="float" office:value="0.9976">
            <text:p>0,9976</text:p>
          </table:table-cell>
          <table:table-cell table:style-name="ce7" office:value-type="string">
            <text:p>linéaire</text:p>
          </table:table-cell>
          <table:table-cell table:number-columns-repeated="3"/>
        </table:table-row>
        <table:table-row table:style-name="ro3">
          <table:table-cell office:value-type="string">
            <text:p>a =</text:p>
          </table:table-cell>
          <table:table-cell office:value-type="float" office:value="0.295">
            <text:p>0,295</text:p>
          </table:table-cell>
          <table:table-cell table:number-columns-repeated="4"/>
        </table:table-row>
        <table:table-row table:style-name="ro3">
          <table:table-cell office:value-type="string">
            <text:p>b =</text:p>
          </table:table-cell>
          <table:table-cell office:value-type="float" office:value="2.93">
            <text:p>2,93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style-name="ce2" office:value-type="string">
            <text:p>Calibration capteurs :</text:p>
          </table:table-cell>
          <table:table-cell table:number-columns-repeated="5"/>
        </table:table-row>
        <table:table-row table:style-name="ro2">
          <table:table-cell office:value-type="string">
            <text:p>Dist(mm) =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Vh1, Ibob = 1.28A</text:p>
          </table:table-cell>
          <table:table-cell table:style-name="ce6" office:value-type="float" office:value="1.868">
            <text:p>1,868</text:p>
          </table:table-cell>
          <table:table-cell office:value-type="float" office:value="1.902">
            <text:p>1,902</text:p>
          </table:table-cell>
          <table:table-cell office:value-type="float" office:value="1.941">
            <text:p>1,941</text:p>
          </table:table-cell>
          <table:table-cell table:style-name="ce7" office:value-type="string">
            <text:p>Vh1.1</text:p>
          </table:table-cell>
          <table:table-cell/>
        </table:table-row>
        <table:table-row table:style-name="ro3">
          <table:table-cell office:value-type="string">
            <text:p>Vh2 – Vh1 (Vh2 = 2.345V)</text:p>
          </table:table-cell>
          <table:table-cell table:style-name="ce6" table:formula="of:=2.345-[.B41]" office:value-type="float" office:value="0.477">
            <text:p>0,477</text:p>
          </table:table-cell>
          <table:table-cell table:style-name="ce6" table:formula="of:=2.345-[.C41]" office:value-type="float" office:value="0.443">
            <text:p>0,443</text:p>
          </table:table-cell>
          <table:table-cell table:style-name="ce6" table:formula="of:=2.345-[.D41]" office:value-type="float" office:value="0.404">
            <text:p>0,404</text:p>
          </table:table-cell>
          <table:table-cell table:style-name="ce7" office:value-type="string">
            <text:p>Dvh1</text:p>
          </table:table-cell>
          <table:table-cell/>
        </table:table-row>
        <table:table-row table:style-name="ro2">
          <table:table-cell office:value-type="string">
            <text:p>Vh1, Ibob = 1.60A</text:p>
          </table:table-cell>
          <table:table-cell office:value-type="float" office:value="1.838">
            <text:p>1,838</text:p>
          </table:table-cell>
          <table:table-cell office:value-type="float" office:value="1.871">
            <text:p>1,871</text:p>
          </table:table-cell>
          <table:table-cell office:value-type="float" office:value="1.911">
            <text:p>1,911</text:p>
          </table:table-cell>
          <table:table-cell table:style-name="ce7" office:value-type="string">
            <text:p>Vh1.2</text:p>
          </table:table-cell>
          <table:table-cell/>
        </table:table-row>
        <table:table-row table:style-name="ro3">
          <table:table-cell office:value-type="string">
            <text:p>Vh2 – Vh1 (Vh2 = 2.320V)</text:p>
          </table:table-cell>
          <table:table-cell table:formula="of:=2.32-[.B43]" office:value-type="float" office:value="0.482">
            <text:p>0,482</text:p>
          </table:table-cell>
          <table:table-cell table:formula="of:=2.32-[.C43]" office:value-type="float" office:value="0.449">
            <text:p>0,449</text:p>
          </table:table-cell>
          <table:table-cell table:formula="of:=2.32-[.D43]" office:value-type="float" office:value="0.409">
            <text:p>0,409</text:p>
          </table:table-cell>
          <table:table-cell table:style-name="ce7" office:value-type="string">
            <text:p>Dvh2</text:p>
          </table:table-cell>
          <table:table-cell/>
        </table:table-row>
      </table:table>
      <table:table table:name="Feui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12/02/2012</text:date>, <text:time>12:5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édéric Meslin</meta:initial-creator>
    <meta:creation-date>2012-02-12T11:59:50.81</meta:creation-date>
    <dc:date>2012-02-12T12:58:06.22</dc:date>
    <dc:creator>Frédéric Meslin</dc:creator>
    <meta:editing-duration>PT58M14S</meta:editing-duration>
    <meta:editing-cycles>3</meta:editing-cycles>
    <meta:generator>OpenOffice.org/3.3$Win32 OpenOffice.org_project/330m20$Build-9567</meta:generator>
    <meta:document-statistic meta:table-count="3" meta:cell-count="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7cm" svg:height="8.914cm" xlink:href=".." xlink:type="simple" chart:class="chart:scatter" chart:style-name="ch1">
        <chart:title svg:x="2.55cm" svg:y="0.314cm" chart:style-name="ch2">
          <text:p>Courbe de courant en fonction de la distance de l'objet</text:p>
        </chart:title>
        <chart:plot-area chart:style-name="ch3" table:cell-range-address="Feuille1.B31:Feuille1.D32 Feuille1.A32:Feuille1.A32" chart:data-source-has-labels="column" svg:x="1.353cm" svg:y="1.627cm" svg:width="13.787cm" svg:height="6.101cm">
          <chartooo:coordinate-region svg:x="2.08cm" svg:y="1.839cm" svg:width="12.728cm" svg:height="5.216cm"/>
          <chart:axis chart:dimension="x" chart:name="primary-x" chart:style-name="ch4">
            <chart:title svg:x="7.104cm" svg:y="7.907cm" chart:style-name="ch5">
              <text:p>Distance (mm)</text:p>
            </chart:title>
          </chart:axis>
          <chart:axis chart:dimension="y" chart:name="primary-y" chart:style-name="ch4">
            <chart:title svg:x="0.451cm" svg:y="5.554cm" chart:style-name="ch6">
              <text:p>Courant (A)</text:p>
            </chart:title>
            <chart:grid chart:style-name="ch7" chart:class="major"/>
          </chart:axis>
          <chart:series chart:style-name="ch8" chart:values-cell-range-address="Feuille1.B32:Feuille1.D32" chart:label-cell-address="Feuille1.A32:Feuille1.A32" chart:class="chart:scatter">
            <chart:domain table:cell-range-address="Feuille1.B31:Feuille1.D31"/>
            <chart:regression-curve chart:style-name="ch9">
              <chart:equation chart:display-r-square="true" svg:x="8.062cm" svg:y="4.927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igne 31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Feuille1.B31:Feuille1.D3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es(A) =</text:p>
                <draw:g>
                  <svg:desc>Feuille1.A32:Feuille1.A32</svg:desc>
                </draw:g>
              </table:table-cell>
              <table:table-cell office:value-type="float" office:value="1.21">
                <text:p>1.21</text:p>
                <draw:g>
                  <svg:desc>Feuille1.B32:Feuille1.D32</svg:desc>
                </draw:g>
              </table:table-cell>
              <table:table-cell office:value-type="float" office:value="1.48">
                <text:p>1.48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54cm" svg:height="10.522cm" xlink:href=".." xlink:type="simple" chart:class="chart:scatter" chart:style-name="ch1">
        <chart:title svg:x="5.69cm" svg:y="0.346cm" chart:style-name="ch2">
          <text:p>Tension des capteurs en fonction de la distance de l'objet</text:p>
        </chart:title>
        <chart:legend chart:legend-position="end" svg:x="16.268cm" svg:y="4.001cm" chart:style-name="ch3"/>
        <chart:plot-area chart:style-name="ch4" table:cell-range-address="Feuille1.B40:Feuille1.D44 Feuille1.E41:Feuille1.E44" chart:data-source-has-labels="column" svg:x="1.489cm" svg:y="1.755cm" svg:width="13.877cm" svg:height="7.549cm">
          <chartooo:coordinate-region svg:x="2.216cm" svg:y="1.967cm" svg:width="12.818cm" svg:height="6.664cm"/>
          <chart:axis chart:dimension="x" chart:name="primary-x" chart:style-name="ch5">
            <chart:title svg:x="7.285cm" svg:y="9.515cm" chart:style-name="ch6">
              <text:p>Distance (mm)</text:p>
            </chart:title>
          </chart:axis>
          <chart:axis chart:dimension="y" chart:name="primary-y" chart:style-name="ch5">
            <chart:title svg:x="0.451cm" svg:y="6.42cm" chart:style-name="ch7">
              <text:p>Tension (V)</text:p>
            </chart:title>
            <chart:grid chart:style-name="ch8" chart:class="major"/>
          </chart:axis>
          <chart:series chart:style-name="ch9" chart:values-cell-range-address="Feuille1.B41:Feuille1.D41" chart:label-cell-address="Feuille1.E41:Feuille1.E41" chart:class="chart:scatter">
            <chart:domain table:cell-range-address="Feuille1.B40:Feuille1.D40"/>
            <chart:data-point chart:repeated="3"/>
          </chart:series>
          <chart:series chart:style-name="ch10" chart:values-cell-range-address="Feuille1.B42:Feuille1.D42" chart:label-cell-address="Feuille1.E42:Feuille1.E42" chart:class="chart:scatter">
            <chart:regression-curve chart:style-name="ch11">
              <chart:equation svg:x="15.57cm" svg:y="6.962cm"/>
            </chart:regression-curve>
            <chart:data-point chart:repeated="3"/>
          </chart:series>
          <chart:series chart:style-name="ch12" chart:values-cell-range-address="Feuille1.B43:Feuille1.D43" chart:label-cell-address="Feuille1.E43:Feuille1.E43" chart:class="chart:scatter">
            <chart:data-point chart:repeated="3"/>
          </chart:series>
          <chart:series chart:style-name="ch13" chart:values-cell-range-address="Feuille1.B44:Feuille1.D44" chart:label-cell-address="Feuille1.E44:Feuille1.E44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igne 40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Feuille1.B40:Feuille1.D40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Vh1.1</text:p>
                <draw:g>
                  <svg:desc>Feuille1.E41:Feuille1.E41</svg:desc>
                </draw:g>
              </table:table-cell>
              <table:table-cell office:value-type="float" office:value="1.868">
                <text:p>1.868</text:p>
                <draw:g>
                  <svg:desc>Feuille1.B41:Feuille1.D41</svg:desc>
                </draw:g>
              </table:table-cell>
              <table:table-cell office:value-type="float" office:value="1.902">
                <text:p>1.902</text:p>
              </table:table-cell>
              <table:table-cell office:value-type="float" office:value="1.941">
                <text:p>1.941</text:p>
              </table:table-cell>
            </table:table-row>
            <table:table-row>
              <table:table-cell office:value-type="string">
                <text:p>Dvh1</text:p>
                <draw:g>
                  <svg:desc>Feuille1.E42:Feuille1.E42</svg:desc>
                </draw:g>
              </table:table-cell>
              <table:table-cell office:value-type="float" office:value="0.477">
                <text:p>0.477</text:p>
                <draw:g>
                  <svg:desc>Feuille1.B42:Feuille1.D42</svg:desc>
                </draw:g>
              </table:table-cell>
              <table:table-cell office:value-type="float" office:value="0.443">
                <text:p>0.443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Vh1.2</text:p>
                <draw:g>
                  <svg:desc>Feuille1.E43:Feuille1.E43</svg:desc>
                </draw:g>
              </table:table-cell>
              <table:table-cell office:value-type="float" office:value="1.838">
                <text:p>1.838</text:p>
                <draw:g>
                  <svg:desc>Feuille1.B43:Feuille1.D43</svg:desc>
                </draw:g>
              </table:table-cell>
              <table:table-cell office:value-type="float" office:value="1.871">
                <text:p>1.871</text:p>
              </table:table-cell>
              <table:table-cell office:value-type="float" office:value="1.911">
                <text:p>1.911</text:p>
              </table:table-cell>
            </table:table-row>
            <table:table-row>
              <table:table-cell office:value-type="string">
                <text:p>Dvh2</text:p>
                <draw:g>
                  <svg:desc>Feuille1.E44:Feuille1.E44</svg:desc>
                </draw:g>
              </table:table-cell>
              <table:table-cell office:value-type="float" office:value="0.482">
                <text:p>0.482</text:p>
                <draw:g>
                  <svg:desc>Feuille1.B44:Feuille1.D44</svg:desc>
                </draw:g>
              </table:table-cell>
              <table:table-cell office:value-type="float" office:value="0.449">
                <text:p>0.449</text:p>
              </table:table-cell>
              <table:table-cell office:value-type="float" office:value="0.409">
                <text:p>0.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